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b3050" officeooo:paragraph-rsid="0005bb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320d" officeooo:paragraph-rsid="0005bb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320d" officeooo:paragraph-rsid="0005bbd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8781a" officeooo:paragraph-rsid="0005bbdd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348b39" style:font-weight-asian="normal" style:font-weight-complex="normal"/>
    </style:style>
    <style:style style:name="T2" style:family="text">
      <style:text-properties fo:font-weight="normal" officeooo:rsid="0035e606" style:font-weight-asian="normal" style:font-weight-complex="normal"/>
    </style:style>
    <style:style style:name="T3" style:family="text">
      <style:text-properties fo:font-weight="normal" officeooo:rsid="0032116e" style:font-weight-asian="normal" style:font-weight-complex="normal"/>
    </style:style>
    <style:style style:name="T4" style:family="text">
      <style:text-properties fo:font-weight="normal" officeooo:rsid="0030b9fb" style:font-weight-asian="normal" style:font-weight-complex="normal"/>
    </style:style>
    <style:style style:name="T5" style:family="text">
      <style:text-properties fo:font-weight="normal" officeooo:rsid="00345f89" style:font-weight-asian="normal" style:font-weight-complex="normal"/>
    </style:style>
    <style:style style:name="T6" style:family="text">
      <style:text-properties fo:font-weight="normal" officeooo:rsid="00498e47" style:font-weight-asian="normal" style:font-weight-complex="normal"/>
    </style:style>
    <style:style style:name="T7" style:family="text">
      <style:text-properties fo:font-weight="normal" officeooo:rsid="0033cde2" style:font-weight-asian="normal" style:font-weight-complex="normal"/>
    </style:style>
    <style:style style:name="T8" style:family="text">
      <style:text-properties fo:font-weight="normal" officeooo:rsid="00346c46" style:font-weight-asian="normal" style:font-weight-complex="normal"/>
    </style:style>
    <style:style style:name="T9" style:family="text">
      <style:text-properties fo:font-weight="normal" officeooo:rsid="004bd684" style:font-weight-asian="normal" style:font-weight-complex="normal"/>
    </style:style>
    <style:style style:name="T10" style:family="text">
      <style:text-properties officeooo:rsid="001e1dcf"/>
    </style:style>
    <style:style style:name="T11" style:family="text">
      <style:text-properties officeooo:rsid="0020a4b1"/>
    </style:style>
    <style:style style:name="T12" style:family="text">
      <style:text-properties officeooo:rsid="001ef9d2"/>
    </style:style>
    <style:style style:name="T13" style:family="text">
      <style:text-properties officeooo:rsid="00219896"/>
    </style:style>
    <style:style style:name="T14" style:family="text">
      <style:text-properties officeooo:rsid="0021bdb3"/>
    </style:style>
    <style:style style:name="T15" style:family="text">
      <style:text-properties officeooo:rsid="00239c71"/>
    </style:style>
    <style:style style:name="T16" style:family="text">
      <style:text-properties officeooo:rsid="0023b4ee"/>
    </style:style>
    <style:style style:name="T17" style:family="text">
      <style:text-properties officeooo:rsid="002ec88c"/>
    </style:style>
    <style:style style:name="T18" style:family="text">
      <style:text-properties fo:font-style="italic" officeooo:rsid="00239c71" style:font-style-asian="italic" style:font-style-complex="italic"/>
    </style:style>
    <style:style style:name="T19" style:family="text">
      <style:text-properties fo:font-style="normal" officeooo:rsid="00239c71" style:font-style-asian="normal" style:font-style-complex="normal"/>
    </style:style>
    <style:style style:name="T20" style:family="text">
      <style:text-properties fo:font-style="normal" officeooo:rsid="00247695" style:font-style-asian="normal" style:font-style-complex="normal"/>
    </style:style>
    <style:style style:name="T21" style:family="text">
      <style:text-properties fo:font-style="normal" officeooo:rsid="002ec88c" style:font-style-asian="normal" style:font-style-complex="normal"/>
    </style:style>
    <style:style style:name="T22" style:family="text">
      <style:text-properties fo:font-style="normal" officeooo:rsid="0023b4ee" style:font-style-asian="normal" style:font-style-complex="normal"/>
    </style:style>
    <style:style style:name="T23" style:family="text">
      <style:text-properties fo:font-style="normal" officeooo:rsid="00262200" style:font-style-asian="normal" style:font-style-complex="normal"/>
    </style:style>
    <style:style style:name="T24" style:family="text">
      <style:text-properties fo:font-style="normal" officeooo:rsid="00496242" style:font-style-asian="normal" style:font-style-complex="normal"/>
    </style:style>
    <style:style style:name="T25" style:family="text">
      <style:text-properties fo:font-style="normal" officeooo:rsid="002698c2" style:font-style-asian="normal" style:font-style-complex="normal"/>
    </style:style>
    <style:style style:name="T26" style:family="text">
      <style:text-properties fo:font-style="normal" officeooo:rsid="00498e47" style:font-style-asian="normal" style:font-style-complex="normal"/>
    </style:style>
    <style:style style:name="T27" style:family="text">
      <style:text-properties fo:font-style="normal" officeooo:rsid="0030b9fb" style:font-style-asian="normal" style:font-style-complex="normal"/>
    </style:style>
    <style:style style:name="T28" style:family="text">
      <style:text-properties fo:font-style="normal" officeooo:rsid="0028781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- VARIABLE TRANSFER MODELS</text:p>
      <text:p text:style-name="P2"/>
      <text:p text:style-name="P1">A) V2V</text:p>
      <text:p text:style-name="P3"><text:span text:style-name="T10"><text:tab/>Variable to Variable transfer is a regular problem for multivariate time-</text:span><text:span text:style-name="T11">varying (MTVD) </text:span><text:span text:style-name="T10">data </text:span><text:span text:style-name="T12">analysis. </text:span><text:span text:style-name="T13">Recently the increase in speed at which real time data is produced has made it more important to solve it. Because I/O bandwidth and storage limitations could no longer match this speed, </text:span><text:span text:style-name="T14">in some cases it became</text:span><text:span text:style-name="T13"> more efficient to read and store data </text:span><text:span text:style-name="T14">sparsely</text:span><text:span text:style-name="T13"> </text:span><text:span text:style-name="T14">and</text:span><text:span text:style-name="T13"> then compute missing variable </text:span><text:span text:style-name="T14">sequences </text:span><text:span text:style-name="T13">via extrapolation. </text:span></text:p>
      <text:p text:style-name="P3"><text:span text:style-name="T13"><text:tab/></text:span><text:span text:style-name="T14">A deep learning framework named V2V was proposed by Han et al. as a</text:span><text:span text:style-name="T12"> </text:span><text:span text:style-name="T14">possible </text:span><text:span text:style-name="T12">solution </text:span><text:span text:style-name="T14">to this problem.</text:span><text:span text:style-name="T12"> </text:span><text:span text:style-name="T14">The main p</text:span><text:span text:style-name="T15">rinciple</text:span><text:span text:style-name="T14"> of V2V is to </text:span><text:span text:style-name="T15">identify so called “transferable variable” pairs </text:span><text:span text:style-name="T16">and train a model</text:span><text:span text:style-name="T15"> for each pair to translate one variable sequence to another as accurate</text:span><text:span text:style-name="T17">ly</text:span><text:span text:style-name="T15"> as possible. The process consists of three main </text:span><text:span text:style-name="T16">stages</text:span><text:span text:style-name="T15">. </text:span><text:span text:style-name="T16">Feature Learning, Translation Graph Construction and Variable Translation.</text:span></text:p>
      <text:p text:style-name="P3"><text:span text:style-name="T18"><text:tab/></text:span><text:span text:style-name="T19">To define two variables as similar, there needs to be a</text:span><text:span text:style-name="T20"> comparison metric </text:span><text:span text:style-name="T21">first</text:span><text:span text:style-name="T19">. </text:span><text:span text:style-name="T22">So, in the feature learning stage, Convolutional Neural Networks are used to understand </text:span><text:span text:style-name="T20">and quantify the variable characteristics.</text:span><text:span text:style-name="T22"> </text:span><text:span text:style-name="T20">The specific architecture used is a U-Net </text:span><text:span text:style-name="T23">consisting of an encoding and a decoding path. The U-Net </text:span><text:span text:style-name="T20">takes all </text:span><text:span text:style-name="T21">the </text:span><text:span text:style-name="T20">time points of all </text:span><text:span text:style-name="T21">the </text:span><text:span text:style-name="T20">variables as input</text:span><text:span text:style-name="T24"> and </text:span><text:span text:style-name="T23">encodes them into features</text:span><text:span text:style-name="T20">. </text:span><text:span text:style-name="T21">T</text:span><text:span text:style-name="T23">hen</text:span><text:span text:style-name="T20"> </text:span><text:span text:style-name="T23">using those learned features, </text:span><text:span text:style-name="T21">it </text:span><text:span text:style-name="T23">tries to </text:span><text:span text:style-name="T20">reconstruct all </text:span><text:span text:style-name="T23">the variables</text:span><text:span text:style-name="T20"> as output. </text:span><text:span text:style-name="T23">The better a model can reconstruct variables based on learned features, more representative those features become. </text:span><text:span text:style-name="T25">These features are then projected onto a 2D space via t-SNE to </text:span><text:span text:style-name="T24">visually </text:span><text:span text:style-name="T25">compare the </text:span><text:span text:style-name="T26">features</text:span><text:span text:style-name="T24"> and cluster similar varia</text:span><text:span text:style-name="T26">bles in transferable variable groups.</text:span></text:p>
      <text:p text:style-name="P3"><text:span text:style-name="T23"><text:tab/></text:span><text:span text:style-name="T25">In the Translation Graph Construction stage, they define a transferable difficulty </text:span><text:span text:style-name="T26">(TD)</text:span><text:span text:style-name="T25"> of a variable </text:span><text:span text:style-name="T26">i</text:span><text:span text:style-name="T25"> conditioned on a variable </text:span><text:span text:style-name="T26">j</text:span><text:span text:style-name="T25"> using Kullback-Leibler divergence. </text:span><text:span text:style-name="T26">They consider a pair for translation if it surpasses a distance threshold in the feature latent representation.</text:span><text:span text:style-name="T25"> </text:span><text:span text:style-name="T27">Then TDs are compared </text:span><text:span text:style-name="T25">to determine the source and target, </text:span><text:span text:style-name="T21">i.e the direction</text:span><text:span text:style-name="T25"> </text:span><text:span text:style-name="T21">of the translation for</text:span><text:span text:style-name="T25"> every pair in a given transferable variable group. </text:span><text:span text:style-name="T26">A lower transferable difficulty of a variable I conditioned on a variable j would mean that j is more suitable as a source since it can be translated easier to I.</text:span><text:span text:style-name="T28"> Based on this algorithm a </text:span><text:span text:style-name="T21">translation </text:span><text:span text:style-name="T28">graph is constructed.</text:span></text:p>
      <text:p text:style-name="P4"><text:tab/>Lastly, in the variable translation stage, <text:span text:style-name="T17">additional </text:span>CNN<text:span text:style-name="T17">s</text:span> <text:span text:style-name="T17">are</text:span> utilized to learn the mapping between the source and the target variable.</text:p>
      <text:p text:style-name="P3"/>
      <text:p text:style-name="P1">B) Shortcomings of V2V with respect to correlation/similarity analysis</text:p>
      <text:p text:style-name="P1"/>
      <text:p text:style-name="P1"><text:tab/><text:span text:style-name="T3">In their work, </text:span><text:span text:style-name="T4">Han et. al </text:span><text:span text:style-name="T3">show that their method achieves higher translation accuracy than selected conventional methods. </text:span><text:span text:style-name="T5">S</text:span><text:span text:style-name="T3">ince translation accuracy</text:span><text:span text:style-name="T6"> depends </text:span><text:span text:style-name="T3">on </text:span><text:span text:style-name="T5">finding</text:span><text:span text:style-name="T3"> the most similar parameters, </text:span><text:span text:style-name="T5">the feature learning stage </text:span><text:span text:style-name="T6">must </text:span><text:span text:style-name="T5">be extracting </text:span><text:span text:style-name="T6">relevant</text:span><text:span text:style-name="T5"> features</text:span><text:span text:style-name="T3">. </text:span><text:span text:style-name="T7">This </text:span><text:span text:style-name="T5">further</text:span><text:span text:style-name="T7"> suggests that</text:span><text:span text:style-name="T3"> V2V </text:span><text:span text:style-name="T7">can</text:span><text:span text:style-name="T5"> prove useful</text:span><text:span text:style-name="T3"> in analyzing parameter correlations.</text:span><text:span text:style-name="T5"> </text:span><text:span text:style-name="T3">However </text:span><text:span text:style-name="T7">V2V still poses shortcomings regarding </text:span><text:span text:style-name="T5">the </text:span><text:span text:style-name="T7">extensiveness of the </text:span><text:span text:style-name="T5">correlation analysis</text:span><text:span text:style-name="T7"> and also the reproducibility of the results.</text:span></text:p>
      <text:p text:style-name="P1"><text:span text:style-name="T7"><text:tab/>First of all, </text:span><text:span text:style-name="T5">V2V is limited to identifying similar pairs, and does not consider multi-parameter relations. </text:span><text:span text:style-name="T8">All parameters are put through one feature learning model and the extracted features are projected into 2D space by t-SNE. </text:span><text:span text:style-name="T9">Not only are the models not specialized enough, but the individual model does not even have a tuning process to examine different input-output combinations.</text:span><text:span text:style-name="T8"> Also, the comparison is based on the pairwise similarity matrix produced via t-SNE. </text:span><text:span text:style-name="T2">But t</text:span><text:span text:style-name="T1">he low-dimensional projections t-SNE produces </text:span><text:span text:style-name="T9">vary depending </text:span><text:span text:style-name="T1">on hyper-parameters and weight initializations. </text:span><text:span text:style-name="T2">As a result</text:span><text:span text:style-name="T1">, </text:span><text:span text:style-name="T2">t</text:span><text:span text:style-name="T1">he matching of the similar pairs are not consisten</text:span><text:span text:style-name="T9">t. </text:span><text:span text:style-name="T1">(Farokhmanesh)</text:span></text:p>
      <text:p text:style-name="P1"><text:span text:style-name="T1"><text:tab/></text:span><text:span text:style-name="T2">(More on the shortcomings wrt. correlation analysis.)</text:span></text:p>
      <text:p text:style-name="P1"><text:span text:style-name="T1"><text:tab/></text:span><text:span text:style-name="T2">(We don’t really care about the cycles occurring in the Translation Graph, because that is important only for determining translation models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3:11:24.874373123</meta:creation-date>
    <dc:date>2023-02-02T13:11:58.970278472</dc:date>
    <meta:editing-duration>PT34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2" meta:word-count="588" meta:character-count="3832" meta:non-whitespace-character-count="3246"/>
  </office:meta>
</office:document-meta>
</file>